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0.389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42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13cm"/>
    </style:style>
    <style:style style:name="gr16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762cm"/>
    </style:style>
    <style:style style:name="gr17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8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Ujian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889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921cm" svg:height="5.334cm" svg:x="5.928cm" svg:y="3.8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199cm" svg:y1="5.131cm" svg:x2="5.744cm" svg:y2="5.131cm">
          <text:p/>
        </draw:line>
        <draw:line draw:style-name="gr2" draw:text-style-name="P1" draw:layer="layout" svg:x1="5.2cm" svg:y1="7.931cm" svg:x2="5.745cm" svg:y2="7.931cm">
          <text:p/>
        </draw:line>
        <draw:line draw:style-name="gr2" draw:text-style-name="P1" draw:layer="layout" svg:x1="5.744cm" svg:y1="5.131cm" svg:x2="5.199cm" svg:y2="7.925cm">
          <text:p/>
        </draw:line>
        <draw:line draw:style-name="gr2" draw:text-style-name="P1" draw:layer="layout" svg:x1="6.573cm" svg:y1="5.131cm" svg:x2="8.032cm" svg:y2="5.131cm">
          <text:p/>
        </draw:line>
        <draw:line draw:style-name="gr2" draw:text-style-name="P1" draw:layer="layout" svg:x1="6.574cm" svg:y1="7.931cm" svg:x2="8.033cm" svg:y2="7.931cm">
          <text:p/>
        </draw:line>
        <draw:line draw:style-name="gr2" draw:text-style-name="P1" draw:layer="layout" svg:x1="8.032cm" svg:y1="5.131cm" svg:x2="6.5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1.63cm" svg:height="5.334cm" svg:x="8.87cm" svg:y="3.861cm">
          <text:p text:style-name="P2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287cm" svg:y1="5.131cm" svg:x2="10.028cm" svg:y2="5.131cm">
          <text:p/>
        </draw:line>
        <draw:line draw:style-name="gr2" draw:text-style-name="P1" draw:layer="layout" svg:x1="9.287cm" svg:y1="7.931cm" svg:x2="10.028cm" svg:y2="7.931cm">
          <text:p/>
        </draw:line>
        <draw:line draw:style-name="gr2" draw:text-style-name="P1" draw:layer="layout" svg:x1="10.028cm" svg:y1="5.131cm" svg:x2="9.287cm" svg:y2="7.925cm">
          <text:p/>
        </draw:line>
        <draw:custom-shape draw:style-name="gr16" draw:text-style-name="P5" draw:layer="layout" svg:width="3.262cm" svg:height="5.334cm" svg:x="10.505cm" svg:y="3.861cm">
          <text:p text:style-name="P2"><text:span text:style-name="T1">Waktu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222cm" svg:y1="5.131cm" svg:x2="12.941cm" svg:y2="5.131cm">
          <text:p/>
        </draw:line>
        <draw:line draw:style-name="gr2" draw:text-style-name="P1" draw:layer="layout" svg:x1="11.223cm" svg:y1="7.931cm" svg:x2="12.942cm" svg:y2="7.931cm">
          <text:p/>
        </draw:line>
        <draw:line draw:style-name="gr2" draw:text-style-name="P1" draw:layer="layout" svg:x1="12.941cm" svg:y1="5.131cm" svg:x2="11.222cm" svg:y2="7.925cm">
          <text:p/>
        </draw:line>
        <draw:custom-shape draw:style-name="gr17" draw:text-style-name="P5" draw:layer="layout" svg:width="2.373cm" svg:height="5.334cm" svg:x="13.705cm" svg:y="3.861cm">
          <text:p text:style-name="P2"><text:span text:style-name="T1">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227cm" svg:y1="5.131cm" svg:x2="15.477cm" svg:y2="5.131cm">
          <text:p/>
        </draw:line>
        <draw:line draw:style-name="gr2" draw:text-style-name="P1" draw:layer="layout" svg:x1="14.227cm" svg:y1="7.931cm" svg:x2="15.477cm" svg:y2="7.931cm">
          <text:p/>
        </draw:line>
        <draw:line draw:style-name="gr2" draw:text-style-name="P1" draw:layer="layout" svg:x1="15.477cm" svg:y1="5.131cm" svg:x2="14.227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4:53:45.422661937</dc:date>
    <meta:editing-duration>PT1H42M56S</meta:editing-duration>
    <meta:editing-cycles>12</meta:editing-cycles>
    <meta:generator>LibreOffice/5.1.6.2$Linux_x86 LibreOffice_project/10m0$Build-2</meta:generator>
    <meta:document-statistic meta:object-count="37"/>
  </office:meta>
</office:document-meta>
</file>